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draw:textarea-horizontal-align="center" draw:textarea-vertical-align="middle" loext:decorative="false"/>
    </style:style>
    <style:style style:name="gr6" style:family="graphic" style:parent-style-name="objectwithoutfill">
      <style:graphic-properties draw:fill="none" draw:textarea-horizontal-align="center" draw:textarea-vertical-align="middle" loext:decorative="false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22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7.53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loext:decorative="false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76cm" fo:min-width="0.79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draw:textarea-horizontal-align="center" draw:textarea-vertical-align="middle" loext:decorative="fals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94cm" fo:min-width="0.79cm" style:writing-mode="lr-tb" loext:decorative="false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776cm" fo:min-width="1.038cm" loext:decorative="fals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461cm" fo:min-width="0.79cm" style:writing-mode="lr-tb" loext:decorative="false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265cm" fo:min-width="1.022cm" style:writing-mode="lr-tb" loext:decorative="false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406cm" fo:min-width="1.816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86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9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62cm" loext:decorative="false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562cm" fo:min-width="0.79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fill="none" draw:textarea-horizontal-align="center" draw:textarea-vertical-align="middle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style:text-underline-style="dotte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color="#c9211e" loext:opacity="100%" fo:font-size="10pt" style:font-size-asian="10pt" style:font-size-complex="10pt"/>
    </style:style>
    <style:style style:name="T4" style:family="text">
      <style:text-properties fo:font-size="10pt" style:text-underline-style="solid" style:text-underline-width="bold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xml:id="id3" draw:id="id3" draw:layer="layout" svg:width="2.91cm" svg:height="2.481cm" svg:x="10.881cm" svg:y="2.777cm">
          <text:p text:style-name="P1"><text:span text:style-name="T1">Cod_Mar</text:span></text:p>
          <text:p text:style-name="P1"><text:span text:style-name="T2">Marca</text:span></text:p>
          <text:p text:style-name="P1"><text:span text:style-name="T3">Elaboracion</text:span></text:p>
          <text:p text:style-name="P1"><text:span text:style-name="T4">Añada</text:span></text:p>
          <text:p text:style-name="P1"><text:span text:style-name="T3">Año de Emb</text:span></text:p>
        </draw:rect>
        <draw:custom-shape draw:style-name="gr2" draw:text-style-name="P4" xml:id="id2" draw:id="id2" draw:layer="layout" svg:width="2.58cm" svg:height="2.05cm" svg:x="6.384cm" svg:y="2.15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2.913cm" svg:height="0.893cm" svg:x="25.015cm" svg:y="16.66cm">
          <text:p text:style-name="P5"><text:span text:style-name="T5">Empresa</text:span></text:p>
        </draw:rect>
        <draw:rect draw:style-name="gr3" draw:text-style-name="P3" xml:id="id9" draw:id="id9" draw:layer="layout" svg:width="2.91cm" svg:height="0.893cm" svg:x="16.868cm" svg:y="16.835cm">
          <text:p text:style-name="P5"><text:span text:style-name="T5">Concurso</text:span></text:p>
        </draw:rect>
        <draw:rect draw:style-name="gr3" draw:text-style-name="P3" draw:layer="layout" svg:width="2.915cm" svg:height="0.864cm" svg:x="14.964cm" svg:y="12.072cm">
          <text:p text:style-name="P5"><text:span text:style-name="T5">Reunion</text:span></text:p>
        </draw:rect>
        <draw:rect draw:style-name="gr3" draw:text-style-name="P3" draw:layer="layout" svg:width="2.91cm" svg:height="0.893cm" svg:x="25.29cm" svg:y="9.425cm">
          <text:p text:style-name="P5"><text:span text:style-name="T5">Catador</text:span></text:p>
        </draw:rect>
        <draw:rect draw:style-name="gr3" draw:text-style-name="P3" xml:id="id4" draw:id="id4" draw:layer="layout" svg:width="2.91cm" svg:height="0.893cm" svg:x="3.342cm" svg:y="6.119cm">
          <text:p text:style-name="P5"><text:span text:style-name="T5">Cooperativa</text:span></text:p>
        </draw:rect>
        <draw:rect draw:style-name="gr3" draw:text-style-name="P3" xml:id="id21" draw:id="id21" draw:layer="layout" svg:width="2.914cm" svg:height="0.827cm" svg:x="20.097cm" svg:y="1.853cm">
          <text:p text:style-name="P5"><text:span text:style-name="T5">DO</text:span></text:p>
        </draw:rect>
        <draw:rect draw:style-name="gr3" draw:text-style-name="P3" xml:id="id5" draw:id="id5" draw:layer="layout" svg:width="2.91cm" svg:height="0.893cm" svg:x="10.881cm" svg:y="1.852cm">
          <text:p text:style-name="P5"><text:span text:style-name="T5">Vino</text:span></text:p>
        </draw:rect>
        <draw:rect draw:style-name="gr3" draw:text-style-name="P3" draw:layer="layout" svg:width="2.913cm" svg:height="0.893cm" svg:x="1.764cm" svg:y="1.355cm">
          <text:p text:style-name="P5"><text:span text:style-name="T5">Bodega</text:span></text:p>
        </draw:rect>
        <draw:rect draw:style-name="gr1" draw:text-style-name="P2" xml:id="id12" draw:id="id12" draw:layer="layout" svg:width="2.91cm" svg:height="2.481cm" svg:x="25.004cm" svg:y="17.519cm">
          <text:p text:style-name="P1"><text:span text:style-name="T1">Cod_Emp</text:span></text:p>
          <text:p text:style-name="P1"><text:span text:style-name="T2">Cif</text:span></text:p>
          <text:p text:style-name="P1"><text:span text:style-name="T5">Nombre</text:span></text:p>
          <text:p text:style-name="P1"><text:span text:style-name="T5"/></text:p>
        </draw:rect>
        <draw:rect draw:style-name="gr1" draw:text-style-name="P6" xml:id="id10" draw:id="id10" draw:layer="layout" svg:width="2.91cm" svg:height="1.087cm" svg:x="16.868cm" svg:y="17.728cm">
          <text:p text:style-name="P5"><text:span text:style-name="T5">Nombre</text:span></text:p>
        </draw:rect>
        <draw:rect draw:style-name="gr1" draw:text-style-name="P2" xml:id="id8" draw:id="id8" draw:layer="layout" svg:width="2.91cm" svg:height="2.481cm" svg:x="14.951cm" svg:y="12.899cm">
          <text:p text:style-name="P1"><text:span text:style-name="T1">Cod_reu</text:span></text:p>
          <text:p text:style-name="P1"><text:span text:style-name="T5">Fec_Hor_I</text:span></text:p>
          <text:p text:style-name="P1"><text:span text:style-name="T5">Fec_Hor_F</text:span></text:p>
          <text:p text:style-name="P1"><text:span text:style-name="T5">Lugar</text:span></text:p>
        </draw:rect>
        <draw:rect draw:style-name="gr1" draw:text-style-name="P2" xml:id="id15" draw:id="id15" draw:layer="layout" svg:width="2.91cm" svg:height="1.739cm" svg:x="25.29cm" svg:y="10.287cm">
          <text:p text:style-name="P1"><text:span text:style-name="T1">Nif</text:span></text:p>
          <text:p text:style-name="P1"><text:span text:style-name="T5">Nom_Cat</text:span></text:p>
          <text:p text:style-name="P1"><text:span text:style-name="T5"/></text:p>
        </draw:rect>
        <draw:rect draw:style-name="gr1" draw:text-style-name="P6" draw:layer="layout" svg:width="2.91cm" svg:height="1.223cm" svg:x="3.341cm" svg:y="7.013cm">
          <text:p text:style-name="P5"><text:span text:style-name="T5">Num_Soc</text:span></text:p>
        </draw:rect>
        <draw:rect draw:style-name="gr1" draw:text-style-name="P2" xml:id="id7" draw:id="id7" draw:layer="layout" svg:width="2.91cm" svg:height="2.481cm" svg:x="20.094cm" svg:y="2.68cm">
          <text:p text:style-name="P1"><text:span text:style-name="T1">Cod_DO</text:span></text:p>
          <text:p text:style-name="P1"><text:span text:style-name="T2">Nom_DO</text:span></text:p>
          <text:p text:style-name="P1"><text:span text:style-name="T5">Provincia</text:span></text:p>
          <text:p text:style-name="P1"><text:span text:style-name="T5"/></text:p>
        </draw:rect>
        <draw:rect draw:style-name="gr1" draw:text-style-name="P2" xml:id="id1" draw:id="id1" draw:layer="layout" svg:width="2.91cm" svg:height="2.481cm" svg:x="1.754cm" svg:y="2.249cm">
          <text:p text:style-name="P1"><text:span text:style-name="T1">Cod_Bod</text:span></text:p>
          <text:p text:style-name="P1"><text:span text:style-name="T2">Cif_Bod</text:span></text:p>
          <text:p text:style-name="P1"><text:span text:style-name="T5">Nom_Bod</text:span></text:p>
          <text:p text:style-name="P1"><text:span text:style-name="T5">Direcion</text:span></text:p>
        </draw:rect>
        <draw:connector draw:style-name="gr4" draw:text-style-name="P5" draw:layer="layout" svg:x1="4.664cm" svg:y1="3.489cm" svg:x2="6.384cm" svg:y2="3.175cm" draw:start-shape="id1" draw:start-glue-point="1" draw:end-shape="id2" draw:end-glue-point="5" svg:d="M4664 3489h860v-314h860" svg:viewBox="0 0 1721 315">
          <text:p/>
        </draw:connector>
        <draw:connector draw:style-name="gr4" draw:text-style-name="P5" draw:layer="layout" svg:x1="8.964cm" svg:y1="3.175cm" svg:x2="10.881cm" svg:y2="4.017cm" draw:start-shape="id2" draw:start-glue-point="7" draw:end-shape="id3" draw:end-glue-point="3" svg:d="M8964 3175h959v842h958" svg:viewBox="0 0 1918 843">
          <text:p/>
        </draw:connector>
        <draw:connector draw:style-name="gr5" draw:text-style-name="P5" draw:layer="layout" draw:type="line" svg:x1="3.209cm" svg:y1="4.73cm" svg:x2="4.797cm" svg:y2="6.119cm" draw:start-shape="id1" draw:start-glue-point="2" draw:end-shape="id4" draw:end-glue-point="0" svg:d="M3209 4730l1588 1389" svg:viewBox="0 0 1589 1390">
          <text:p/>
        </draw:connector>
        <draw:path draw:style-name="gr6" draw:text-style-name="P7" draw:layer="layout" svg:width="0.768cm" svg:height="0.663cm" draw:transform="rotate (-0.505621884302757) translate (3.72254549037809cm 4.85403726189018cm)" svg:viewBox="0 0 769 664" svg:d="M0 652c326 62 929-109 730-594l-32-58">
          <text:p/>
        </draw:path>
        <draw:custom-shape draw:style-name="gr2" draw:text-style-name="P4" xml:id="id14" draw:id="id14" draw:layer="layout" svg:width="2.58cm" svg:height="2.05cm" svg:x="20.44cm" svg:y="12.089cm">
          <text:p text:style-name="P3"><text:span text:style-name="T5">Acud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3" draw:id="id13" draw:layer="layout" svg:width="2.58cm" svg:height="1.488cm" svg:x="11.049cm" svg:y="8.999cm">
          <text:p text:style-name="P3"><text:span text:style-name="T5">C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1" draw:id="id11" draw:layer="layout" svg:width="2.58cm" svg:height="2.05cm" svg:x="20.837cm" svg:y="16.769cm">
          <text:p text:style-name="P3"><text:span text:style-name="T5">Encar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6" draw:id="id6" draw:layer="layout" svg:width="2.58cm" svg:height="2.05cm" svg:x="15.381cm" svg:y="2.481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3.791cm" svg:y1="2.298cm" svg:x2="15.381cm" svg:y2="3.506cm" draw:start-shape="id5" draw:start-glue-point="1" draw:end-shape="id6" draw:end-glue-point="5" svg:d="M13791 2298h795v1208h795" svg:viewBox="0 0 1591 1209">
          <text:p/>
        </draw:connector>
        <draw:connector draw:style-name="gr4" draw:text-style-name="P5" draw:layer="layout" svg:x1="17.961cm" svg:y1="3.506cm" svg:x2="20.094cm" svg:y2="3.92cm" draw:start-shape="id6" draw:start-glue-point="7" draw:end-shape="id7" draw:end-glue-point="3" svg:d="M17961 3506h1067v414h1066" svg:viewBox="0 0 2134 415">
          <text:p/>
        </draw:connector>
        <draw:connector draw:style-name="gr5" draw:text-style-name="P5" draw:layer="layout" draw:type="line" svg:x1="16.406cm" svg:y1="15.38cm" svg:x2="18.323cm" svg:y2="16.835cm" draw:start-shape="id8" draw:start-glue-point="2" draw:end-shape="id9" draw:end-glue-point="0" svg:d="M16406 15380l1917 1455" svg:viewBox="0 0 1918 1456">
          <text:p/>
        </draw:connector>
        <draw:path draw:style-name="gr6" draw:text-style-name="P7" draw:layer="layout" svg:width="0.729cm" svg:height="0.756cm" draw:transform="rotate (-0.663050582832646) translate (17.3843900479046cm 15.6283195932964cm)" svg:viewBox="0 0 730 757" svg:d="M0 732c329 118 960-194 643-628l-81-104">
          <text:p/>
        </draw:path>
        <draw:connector draw:style-name="gr4" draw:text-style-name="P5" draw:layer="layout" draw:type="lines" svg:x1="19.778cm" svg:y1="18.271cm" svg:x2="20.837cm" svg:y2="17.794cm" draw:start-shape="id10" draw:start-glue-point="1" draw:end-shape="id11" draw:end-glue-point="5" svg:d="M19778 18271h501l57-477h501" svg:viewBox="0 0 1060 478">
          <text:p/>
        </draw:connector>
        <draw:connector draw:style-name="gr4" draw:text-style-name="P5" draw:layer="layout" svg:x1="23.417cm" svg:y1="17.794cm" svg:x2="25.004cm" svg:y2="18.759cm" draw:start-shape="id11" draw:start-glue-point="7" draw:end-shape="id12" draw:end-glue-point="3" svg:d="M23417 17794h794v965h793" svg:viewBox="0 0 1588 966">
          <text:p/>
        </draw:connector>
        <draw:connector draw:style-name="gr7" draw:text-style-name="P5" draw:layer="layout" svg:x1="12.336cm" svg:y1="5.258cm" svg:x2="12.339cm" svg:y2="8.999cm" draw:start-shape="id3" draw:start-glue-point="2" draw:end-shape="id13" draw:end-glue-point="4" svg:d="M12336 5258v1871h3v1870" svg:viewBox="0 0 4 3742">
          <text:p/>
        </draw:connector>
        <draw:connector draw:style-name="gr4" draw:text-style-name="P5" draw:layer="layout" svg:x1="13.629cm" svg:y1="9.743cm" svg:x2="14.951cm" svg:y2="14.139cm" draw:start-shape="id13" draw:start-glue-point="7" draw:end-shape="id8" draw:end-glue-point="3" svg:d="M13629 9743h662v4396h660" svg:viewBox="0 0 1323 4397">
          <text:p/>
        </draw:connector>
        <draw:connector draw:style-name="gr4" draw:text-style-name="P5" draw:layer="layout" svg:x1="17.861cm" svg:y1="14.139cm" svg:x2="20.44cm" svg:y2="13.114cm" draw:start-shape="id8" draw:start-glue-point="1" draw:end-shape="id14" draw:end-glue-point="5" svg:d="M17861 14139h1290v-1025h1289" svg:viewBox="0 0 2580 1026">
          <text:p/>
        </draw:connector>
        <draw:connector draw:style-name="gr5" draw:text-style-name="P5" draw:layer="layout" svg:x1="23.02cm" svg:y1="13.114cm" svg:x2="25.29cm" svg:y2="11.156cm" draw:start-shape="id14" draw:start-glue-point="7" draw:end-shape="id15" svg:d="M23020 13114h1136v-1958h1134" svg:viewBox="0 0 2271 1959">
          <text:p/>
        </draw:connector>
        <draw:custom-shape draw:style-name="gr2" draw:text-style-name="P4" xml:id="id16" draw:id="id16" draw:layer="layout" svg:width="2.15cm" svg:height="0.727cm" svg:x="7.11cm" svg:y="8.83cm">
          <text:p text:style-name="P3"><text:span text:style-name="T5">Puntu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7" draw:id="id17" draw:layer="layout" svg:width="3.274cm" svg:height="0.926cm" svg:x="6.604cm" svg:y="11.013cm">
          <text:p text:style-name="P3"><text:span text:style-name="T5">Recomend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9.26cm" svg:y1="9.193cm" svg:x2="11.049cm" svg:y2="9.743cm" draw:start-shape="id16" draw:start-glue-point="10" draw:end-shape="id13" draw:end-glue-point="5" svg:d="M9260 9193l1789 550" svg:viewBox="0 0 1790 551">
          <text:p/>
        </draw:connector>
        <draw:connector draw:style-name="gr5" draw:text-style-name="P5" draw:layer="layout" draw:type="line" svg:x1="8.241cm" svg:y1="11.013cm" svg:x2="11.049cm" svg:y2="9.743cm" draw:start-shape="id17" draw:start-glue-point="4" draw:end-shape="id13" draw:end-glue-point="5" svg:d="M8241 11013l2808-1270" svg:viewBox="0 0 2809 1271">
          <text:p/>
        </draw:connector>
        <draw:frame draw:style-name="gr8" draw:text-style-name="P8" draw:layer="layout" svg:width="0.756cm" svg:height="0.645cm" svg:x="14.188cm" svg:y="13.459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24.569cm" svg:y="10.648cm">
          <draw:text-box>
            <text:p><text:span text:style-name="T5">N</text:span></text:p>
          </draw:text-box>
        </draw:frame>
        <draw:frame draw:style-name="gr9" draw:text-style-name="P8" draw:layer="layout" svg:width="0.756cm" svg:height="0.645cm" svg:x="13.659cm" svg:y="2.345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21.431cm" svg:y="5.084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3.626cm" svg:y="4.167cm">
          <draw:text-box>
            <text:p><text:span text:style-name="T5">N</text:span></text:p>
          </draw:text-box>
        </draw:frame>
        <draw:frame draw:style-name="gr10" draw:text-style-name="P8" draw:layer="layout" svg:width="0.756cm" svg:height="0.645cm" svg:x="10.12cm" svg:y="3.373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9.651cm" svg:y="17.72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7.86cm" svg:y="13.526cm">
          <draw:text-box>
            <text:p><text:span text:style-name="T5">N</text:span></text:p>
          </draw:text-box>
        </draw:frame>
        <draw:frame draw:style-name="gr11" draw:text-style-name="P8" draw:layer="layout" svg:width="0.697cm" svg:height="0.645cm" svg:x="23.018cm" svg:y="2.325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17.199cm" svg:y="7.275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24.342cm" svg:y="18.123cm">
          <draw:text-box>
            <text:p><text:span text:style-name="T5">1</text:span></text:p>
          </draw:text-box>
        </draw:frame>
        <draw:frame draw:style-name="gr12" draw:text-style-name="P8" draw:layer="layout" svg:width="0.752cm" svg:height="0.645cm" svg:x="12.536cm" svg:y="5.324cm">
          <draw:text-box>
            <text:p><text:span text:style-name="T5">N</text:span></text:p>
          </draw:text-box>
        </draw:frame>
        <draw:frame draw:style-name="gr11" draw:text-style-name="P8" draw:layer="layout" svg:width="0.697cm" svg:height="0.645cm" svg:x="19.414cm" svg:y="3.241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4.564cm" svg:y="2.877cm">
          <draw:text-box>
            <text:p><text:span text:style-name="T5">1</text:span></text:p>
          </draw:text-box>
        </draw:frame>
        <draw:rect draw:style-name="gr3" draw:text-style-name="P3" draw:layer="layout" svg:width="2.91cm" svg:height="0.827cm" svg:x="17.78cm" svg:y="5.756cm">
          <text:p text:style-name="P5"><text:span text:style-name="T5">Tipo</text:span></text:p>
        </draw:rect>
        <draw:rect draw:style-name="gr1" draw:text-style-name="P2" xml:id="id19" draw:id="id19" draw:layer="layout" svg:width="2.91cm" svg:height="1.255cm" svg:x="17.813cm" svg:y="6.583cm">
          <text:p text:style-name="P1"><text:span text:style-name="T1">Cod_Tip</text:span></text:p>
          <text:p text:style-name="P1"><text:span text:style-name="T2">Nom_Tip</text:span></text:p>
        </draw:rect>
        <draw:custom-shape draw:style-name="gr2" draw:text-style-name="P4" xml:id="id18" draw:id="id18" draw:layer="layout" svg:width="2.58cm" svg:height="1.622cm" svg:x="14.72cm" svg:y="4.926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line-skew="0.229cm" svg:x1="13.791cm" svg:y1="4.017cm" svg:x2="14.72cm" svg:y2="5.737cm" draw:start-shape="id3" draw:start-glue-point="1" draw:end-shape="id18" draw:end-glue-point="5" svg:d="M13791 4017h694v1720h235" svg:viewBox="0 0 930 1721">
          <text:p/>
        </draw:connector>
        <draw:connector draw:style-name="gr4" draw:text-style-name="P5" draw:layer="layout" svg:x1="16.01cm" svg:y1="6.548cm" svg:x2="17.813cm" svg:y2="7.21cm" draw:start-shape="id18" draw:start-glue-point="6" draw:end-shape="id19" draw:end-glue-point="3" svg:d="M16010 6548v662h1803" svg:viewBox="0 0 1804 663">
          <text:p/>
        </draw:connector>
        <draw:custom-shape draw:style-name="gr2" draw:text-style-name="P4" xml:id="id20" draw:id="id20" draw:layer="layout" svg:width="2.58cm" svg:height="1.622cm" svg:x="24.02cm" svg:y="2.895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1.549cm" svg:y1="5.161cm" svg:x2="25.31cm" svg:y2="4.517cm" draw:start-shape="id7" draw:start-glue-point="2" draw:end-shape="id20" draw:end-glue-point="6" svg:d="M21549 5161v501h3761v-1145" svg:viewBox="0 0 3762 1146">
          <text:p/>
        </draw:connector>
        <draw:connector draw:style-name="gr5" draw:text-style-name="P5" draw:layer="layout" svg:x1="23.011cm" svg:y1="2.266cm" svg:x2="25.31cm" svg:y2="2.895cm" draw:start-shape="id21" draw:start-glue-point="1" draw:end-shape="id20" draw:end-glue-point="4" svg:d="M23011 2266h2299v629" svg:viewBox="0 0 2300 630">
          <text:p/>
        </draw:connector>
        <draw:frame draw:style-name="gr13" draw:text-style-name="P8" draw:layer="layout" svg:width="1.37cm" svg:height="0.645cm" svg:x="24.2cm" svg:y="1.744cm">
          <draw:text-box>
            <text:p><text:span text:style-name="T5">Tiene</text:span></text:p>
          </draw:text-box>
        </draw:frame>
        <draw:frame draw:style-name="gr14" draw:text-style-name="P8" draw:layer="layout" svg:width="2.102cm" svg:height="0.645cm" svg:x="23.538cm" svg:y="5.526cm">
          <draw:text-box>
            <text:p text:style-name="P5"><text:span text:style-name="T5">Pertenece</text:span></text:p>
          </draw:text-box>
        </draw:frame>
      </draw:page>
      <draw:page draw:name="page2" draw:style-name="dp1" draw:master-page-name="Predeterminado">
        <draw:rect draw:style-name="gr1" draw:text-style-name="P2" xml:id="id24" draw:id="id24" draw:layer="layout" svg:width="2.91cm" svg:height="2.481cm" svg:x="10.881cm" svg:y="2.777cm">
          <text:p text:style-name="P1"><text:span text:style-name="T1">Cod_Mar</text:span></text:p>
          <text:p text:style-name="P1"><text:span text:style-name="T2">Marca</text:span></text:p>
          <text:p text:style-name="P1"><text:span text:style-name="T5">Elaboracion</text:span></text:p>
        </draw:rect>
        <draw:custom-shape draw:style-name="gr15" draw:text-style-name="P4" xml:id="id23" draw:id="id23" draw:layer="layout" svg:width="2.58cm" svg:height="2.05cm" svg:x="6.384cm" svg:y="2.15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2.913cm" svg:height="0.893cm" svg:x="25.015cm" svg:y="16.66cm">
          <text:p text:style-name="P5"><text:span text:style-name="T5">Empresa</text:span></text:p>
        </draw:rect>
        <draw:rect draw:style-name="gr3" draw:text-style-name="P3" xml:id="id32" draw:id="id32" draw:layer="layout" svg:width="2.91cm" svg:height="0.893cm" svg:x="16.868cm" svg:y="16.835cm">
          <text:p text:style-name="P5"><text:span text:style-name="T5">Concurso</text:span></text:p>
        </draw:rect>
        <draw:rect draw:style-name="gr3" draw:text-style-name="P3" draw:layer="layout" svg:width="2.915cm" svg:height="0.864cm" svg:x="14.964cm" svg:y="12.072cm">
          <text:p text:style-name="P5"><text:span text:style-name="T5">Reunion</text:span></text:p>
        </draw:rect>
        <draw:rect draw:style-name="gr3" draw:text-style-name="P3" draw:layer="layout" svg:width="2.91cm" svg:height="0.893cm" svg:x="25.29cm" svg:y="9.425cm">
          <text:p text:style-name="P5"><text:span text:style-name="T5">Catador</text:span></text:p>
        </draw:rect>
        <draw:rect draw:style-name="gr3" draw:text-style-name="P3" xml:id="id25" draw:id="id25" draw:layer="layout" svg:width="2.91cm" svg:height="0.893cm" svg:x="3.342cm" svg:y="6.119cm">
          <text:p text:style-name="P5"><text:span text:style-name="T5">Cooperativa</text:span></text:p>
        </draw:rect>
        <draw:rect draw:style-name="gr3" draw:text-style-name="P3" xml:id="id45" draw:id="id45" draw:layer="layout" svg:width="2.914cm" svg:height="0.827cm" svg:x="20.097cm" svg:y="1.853cm">
          <text:p text:style-name="P5"><text:span text:style-name="T5">DO</text:span></text:p>
        </draw:rect>
        <draw:rect draw:style-name="gr3" draw:text-style-name="P3" xml:id="id30" draw:id="id30" draw:layer="layout" svg:width="2.91cm" svg:height="0.893cm" svg:x="10.881cm" svg:y="8.798cm">
          <text:p text:style-name="P5"><text:span text:style-name="T5">Añada</text:span></text:p>
        </draw:rect>
        <draw:rect draw:style-name="gr3" draw:text-style-name="P3" xml:id="id26" draw:id="id26" draw:layer="layout" svg:width="2.91cm" svg:height="0.893cm" svg:x="10.881cm" svg:y="1.852cm">
          <text:p text:style-name="P5"><text:span text:style-name="T5">Vino</text:span></text:p>
        </draw:rect>
        <draw:rect draw:style-name="gr3" draw:text-style-name="P3" draw:layer="layout" svg:width="2.913cm" svg:height="0.893cm" svg:x="1.764cm" svg:y="1.355cm">
          <text:p text:style-name="P5"><text:span text:style-name="T5">Bodega</text:span></text:p>
        </draw:rect>
        <draw:rect draw:style-name="gr16" draw:text-style-name="P6" xml:id="id36" draw:id="id36" draw:layer="layout" svg:width="3.241cm" svg:height="2.843cm" svg:x="10.716cm" svg:y="8.633cm">
          <text:p/>
        </draw:rect>
        <draw:rect draw:style-name="gr1" draw:text-style-name="P2" xml:id="id35" draw:id="id35" draw:layer="layout" svg:width="2.91cm" svg:height="2.481cm" svg:x="25.004cm" svg:y="17.519cm">
          <text:p text:style-name="P1"><text:span text:style-name="T1">Cod_Emp</text:span></text:p>
          <text:p text:style-name="P1"><text:span text:style-name="T2">Cif</text:span></text:p>
          <text:p text:style-name="P1"><text:span text:style-name="T5">Nombre</text:span></text:p>
          <text:p text:style-name="P1"><text:span text:style-name="T5"/></text:p>
        </draw:rect>
        <draw:rect draw:style-name="gr1" draw:text-style-name="P6" xml:id="id33" draw:id="id33" draw:layer="layout" svg:width="2.91cm" svg:height="1.087cm" svg:x="16.868cm" svg:y="17.728cm">
          <text:p text:style-name="P5"><text:span text:style-name="T5">Nombre</text:span></text:p>
        </draw:rect>
        <draw:rect draw:style-name="gr1" draw:text-style-name="P2" xml:id="id31" draw:id="id31" draw:layer="layout" svg:width="2.91cm" svg:height="2.481cm" svg:x="14.951cm" svg:y="12.899cm">
          <text:p text:style-name="P1"><text:span text:style-name="T1">Cod_reu</text:span></text:p>
          <text:p text:style-name="P1"><text:span text:style-name="T5">Fec_Hor_I</text:span></text:p>
          <text:p text:style-name="P1"><text:span text:style-name="T5">Fec_Hor_F</text:span></text:p>
          <text:p text:style-name="P1"><text:span text:style-name="T5">Lugar</text:span></text:p>
        </draw:rect>
        <draw:rect draw:style-name="gr1" draw:text-style-name="P2" xml:id="id39" draw:id="id39" draw:layer="layout" svg:width="2.91cm" svg:height="1.739cm" svg:x="25.29cm" svg:y="10.287cm">
          <text:p text:style-name="P1"><text:span text:style-name="T1">Nif</text:span></text:p>
          <text:p text:style-name="P1"><text:span text:style-name="T5">Nom_Cat</text:span></text:p>
          <text:p text:style-name="P1"><text:span text:style-name="T5"/></text:p>
        </draw:rect>
        <draw:rect draw:style-name="gr1" draw:text-style-name="P6" draw:layer="layout" svg:width="2.91cm" svg:height="1.223cm" svg:x="3.341cm" svg:y="7.013cm">
          <text:p text:style-name="P5"><text:span text:style-name="T5">Num_Soc</text:span></text:p>
        </draw:rect>
        <draw:rect draw:style-name="gr1" draw:text-style-name="P2" xml:id="id28" draw:id="id28" draw:layer="layout" svg:width="2.91cm" svg:height="2.481cm" svg:x="20.094cm" svg:y="2.68cm">
          <text:p text:style-name="P1"><text:span text:style-name="T1">Cod_DO</text:span></text:p>
          <text:p text:style-name="P1"><text:span text:style-name="T2">Nom_DO</text:span></text:p>
          <text:p text:style-name="P1"><text:span text:style-name="T5">Provincia</text:span></text:p>
          <text:p text:style-name="P1"><text:span text:style-name="T5"/></text:p>
        </draw:rect>
        <draw:rect draw:style-name="gr1" draw:text-style-name="P2" draw:layer="layout" svg:width="2.91cm" svg:height="1.587cm" svg:x="10.881cm" svg:y="9.724cm">
          <text:p text:style-name="P1"><text:span text:style-name="T1">Añada</text:span></text:p>
          <text:p text:style-name="P1"><text:span text:style-name="T5">Año_Emb</text:span></text:p>
        </draw:rect>
        <draw:rect draw:style-name="gr1" draw:text-style-name="P2" xml:id="id22" draw:id="id22" draw:layer="layout" svg:width="2.91cm" svg:height="2.481cm" svg:x="1.754cm" svg:y="2.249cm">
          <text:p text:style-name="P1"><text:span text:style-name="T1">Cod_Bod</text:span></text:p>
          <text:p text:style-name="P1"><text:span text:style-name="T2">Cif_Bod</text:span></text:p>
          <text:p text:style-name="P1"><text:span text:style-name="T5">Nom_Bod</text:span></text:p>
          <text:p text:style-name="P1"><text:span text:style-name="T5">Direcion</text:span></text:p>
        </draw:rect>
        <draw:connector draw:style-name="gr4" draw:text-style-name="P5" draw:layer="layout" svg:x1="4.664cm" svg:y1="3.489cm" svg:x2="6.384cm" svg:y2="3.175cm" draw:start-shape="id22" draw:start-glue-point="1" draw:end-shape="id23" draw:end-glue-point="5" svg:d="M4664 3489h860v-314h860" svg:viewBox="0 0 1721 315">
          <text:p/>
        </draw:connector>
        <draw:connector draw:style-name="gr4" draw:text-style-name="P5" draw:layer="layout" svg:x1="8.964cm" svg:y1="3.175cm" svg:x2="10.881cm" svg:y2="4.017cm" draw:start-shape="id23" draw:start-glue-point="7" draw:end-shape="id24" draw:end-glue-point="3" svg:d="M8964 3175h959v842h958" svg:viewBox="0 0 1918 843">
          <text:p/>
        </draw:connector>
        <draw:connector draw:style-name="gr5" draw:text-style-name="P5" draw:layer="layout" draw:type="line" svg:x1="3.209cm" svg:y1="4.73cm" svg:x2="4.797cm" svg:y2="6.119cm" draw:start-shape="id22" draw:start-glue-point="2" draw:end-shape="id25" draw:end-glue-point="0" svg:d="M3209 4730l1588 1389" svg:viewBox="0 0 1589 1390">
          <text:p/>
        </draw:connector>
        <draw:path draw:style-name="gr6" draw:text-style-name="P7" draw:layer="layout" svg:width="0.768cm" svg:height="0.663cm" draw:transform="rotate (-0.505621884302757) translate (3.72254549037809cm 4.85403726189018cm)" svg:viewBox="0 0 769 664" svg:d="M0 652c326 62 929-109 730-594l-32-58">
          <text:p/>
        </draw:path>
        <draw:custom-shape draw:style-name="gr15" draw:text-style-name="P4" xml:id="id38" draw:id="id38" draw:layer="layout" svg:width="2.58cm" svg:height="2.05cm" svg:x="20.44cm" svg:y="12.089cm">
          <text:p text:style-name="P3"><text:span text:style-name="T5">Acud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4" xml:id="id37" draw:id="id37" draw:layer="layout" svg:width="2.58cm" svg:height="1.488cm" svg:x="11.049cm" svg:y="13.399cm">
          <text:p text:style-name="P3"><text:span text:style-name="T5">C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34" draw:id="id34" draw:layer="layout" svg:width="2.58cm" svg:height="2.05cm" svg:x="20.837cm" svg:y="16.769cm">
          <text:p text:style-name="P3"><text:span text:style-name="T5">Encarg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xml:id="id29" draw:id="id29" draw:layer="layout" svg:width="3.076cm" svg:height="2.05cm" svg:x="10.798cm" svg:y="5.8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4" draw:layer="layout" svg:width="2.58cm" svg:height="1.421cm" svg:x="11.046cm" svg:y="6.152cm">
          <text:p text:style-name="P3"><text:span text:style-name="T5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27" draw:id="id27" draw:layer="layout" svg:width="2.58cm" svg:height="2.05cm" svg:x="15.381cm" svg:y="2.481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3.791cm" svg:y1="2.298cm" svg:x2="15.381cm" svg:y2="3.506cm" draw:start-shape="id26" draw:start-glue-point="1" draw:end-shape="id27" draw:end-glue-point="5" svg:d="M13791 2298h795v1208h795" svg:viewBox="0 0 1591 1209">
          <text:p/>
        </draw:connector>
        <draw:connector draw:style-name="gr4" draw:text-style-name="P5" draw:layer="layout" svg:x1="17.961cm" svg:y1="3.506cm" svg:x2="20.094cm" svg:y2="3.92cm" draw:start-shape="id27" draw:start-glue-point="7" draw:end-shape="id28" draw:end-glue-point="3" svg:d="M17961 3506h1067v414h1066" svg:viewBox="0 0 2134 415">
          <text:p/>
        </draw:connector>
        <draw:connector draw:style-name="gr7" draw:text-style-name="P5" draw:layer="layout" svg:x1="12.336cm" svg:y1="5.258cm" svg:x2="12.336cm" svg:y2="5.821cm" draw:start-shape="id24" draw:start-glue-point="2" draw:end-shape="id29" draw:end-glue-point="4" svg:d="M12336 5258v563" svg:viewBox="0 0 1 564">
          <text:p/>
        </draw:connector>
        <draw:connector draw:style-name="gr4" draw:text-style-name="P5" draw:layer="layout" svg:x1="12.336cm" svg:y1="7.871cm" svg:x2="12.336cm" svg:y2="8.798cm" draw:start-shape="id29" draw:start-glue-point="6" draw:end-shape="id30" draw:end-glue-point="0" svg:d="M12336 7871v927" svg:viewBox="0 0 1 928">
          <text:p/>
        </draw:connector>
        <draw:connector draw:style-name="gr5" draw:text-style-name="P5" draw:layer="layout" draw:type="line" svg:x1="16.406cm" svg:y1="15.38cm" svg:x2="18.323cm" svg:y2="16.835cm" draw:start-shape="id31" draw:start-glue-point="2" draw:end-shape="id32" draw:end-glue-point="0" svg:d="M16406 15380l1917 1455" svg:viewBox="0 0 1918 1456">
          <text:p/>
        </draw:connector>
        <draw:path draw:style-name="gr6" draw:text-style-name="P7" draw:layer="layout" svg:width="0.729cm" svg:height="0.756cm" draw:transform="rotate (-0.663050582832646) translate (17.3843900479046cm 15.6283195932964cm)" svg:viewBox="0 0 730 757" svg:d="M0 732c329 118 960-194 643-628l-81-104">
          <text:p/>
        </draw:path>
        <draw:connector draw:style-name="gr4" draw:text-style-name="P5" draw:layer="layout" draw:type="lines" svg:x1="19.778cm" svg:y1="18.271cm" svg:x2="20.837cm" svg:y2="17.794cm" draw:start-shape="id33" draw:start-glue-point="1" draw:end-shape="id34" draw:end-glue-point="5" svg:d="M19778 18271h501l57-477h501" svg:viewBox="0 0 1060 478">
          <text:p/>
        </draw:connector>
        <draw:connector draw:style-name="gr4" draw:text-style-name="P5" draw:layer="layout" svg:x1="23.417cm" svg:y1="17.794cm" svg:x2="25.004cm" svg:y2="18.759cm" draw:start-shape="id34" draw:start-glue-point="7" draw:end-shape="id35" draw:end-glue-point="3" svg:d="M23417 17794h794v965h793" svg:viewBox="0 0 1588 966">
          <text:p/>
        </draw:connector>
        <draw:connector draw:style-name="gr7" draw:text-style-name="P5" draw:layer="layout" svg:x1="12.336cm" svg:y1="11.476cm" svg:x2="12.339cm" svg:y2="13.399cm" draw:start-shape="id36" draw:start-glue-point="2" draw:end-shape="id37" draw:end-glue-point="4" svg:d="M12336 11476v962h3v961" svg:viewBox="0 0 4 1924">
          <text:p/>
        </draw:connector>
        <draw:connector draw:style-name="gr4" draw:text-style-name="P5" draw:layer="layout" svg:x1="13.629cm" svg:y1="14.143cm" svg:x2="14.951cm" svg:y2="14.139cm" draw:start-shape="id37" draw:start-glue-point="7" draw:end-shape="id31" draw:end-glue-point="3" svg:d="M13629 14143h662v-4h660" svg:viewBox="0 0 1323 5">
          <text:p/>
        </draw:connector>
        <draw:connector draw:style-name="gr4" draw:text-style-name="P5" draw:layer="layout" svg:x1="17.861cm" svg:y1="14.139cm" svg:x2="20.44cm" svg:y2="13.114cm" draw:start-shape="id31" draw:start-glue-point="1" draw:end-shape="id38" draw:end-glue-point="5" svg:d="M17861 14139h1290v-1025h1289" svg:viewBox="0 0 2580 1026">
          <text:p/>
        </draw:connector>
        <draw:connector draw:style-name="gr5" draw:text-style-name="P5" draw:layer="layout" svg:x1="23.02cm" svg:y1="13.114cm" svg:x2="25.29cm" svg:y2="11.156cm" draw:start-shape="id38" draw:start-glue-point="7" draw:end-shape="id39" svg:d="M23020 13114h1136v-1958h1134" svg:viewBox="0 0 2271 1959">
          <text:p/>
        </draw:connector>
        <draw:custom-shape draw:style-name="gr20" draw:text-style-name="P4" xml:id="id40" draw:id="id40" draw:layer="layout" svg:width="2.15cm" svg:height="0.727cm" svg:x="7.276cm" svg:y="13.626cm">
          <text:p text:style-name="P3"><text:span text:style-name="T5">Puntu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41" draw:id="id41" draw:layer="layout" svg:width="3.274cm" svg:height="0.926cm" svg:x="7.508cm" svg:y="15.412cm">
          <text:p text:style-name="P3"><text:span text:style-name="T5">Recomend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9.426cm" svg:y1="13.989cm" svg:x2="11.049cm" svg:y2="14.143cm" draw:start-shape="id40" draw:start-glue-point="10" draw:end-shape="id37" draw:end-glue-point="5" svg:d="M9426 13989l1623 154" svg:viewBox="0 0 1624 155">
          <text:p/>
        </draw:connector>
        <draw:connector draw:style-name="gr5" draw:text-style-name="P5" draw:layer="layout" draw:type="line" svg:x1="9.145cm" svg:y1="15.412cm" svg:x2="11.049cm" svg:y2="14.143cm" draw:start-shape="id41" draw:start-glue-point="4" draw:end-shape="id37" draw:end-glue-point="5" svg:d="M9145 15412l1904-1269" svg:viewBox="0 0 1905 1270">
          <text:p/>
        </draw:connector>
        <draw:frame draw:style-name="gr22" draw:text-style-name="P8" draw:layer="layout" svg:width="0.629cm" svg:height="0.645cm" svg:x="11.674cm" svg:y="11.476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4.188cm" svg:y="13.459cm">
          <draw:text-box>
            <text:p><text:span text:style-name="T5">N</text:span></text:p>
          </draw:text-box>
        </draw:frame>
        <draw:frame draw:style-name="gr11" draw:text-style-name="P8" draw:layer="layout" svg:width="0.697cm" svg:height="0.645cm" svg:x="1.984cm" svg:y="16.569cm">
          <draw:text-box>
            <text:p><text:span text:style-name="T5">1</text:span></text:p>
          </draw:text-box>
        </draw:frame>
        <draw:frame draw:style-name="gr23" draw:text-style-name="P8" draw:layer="layout" svg:width="0.756cm" svg:height="0.645cm" svg:x="2.414cm" svg:y="18.785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24.569cm" svg:y="10.648cm">
          <draw:text-box>
            <text:p><text:span text:style-name="T5">N</text:span></text:p>
          </draw:text-box>
        </draw:frame>
        <draw:frame draw:style-name="gr9" draw:text-style-name="P8" draw:layer="layout" svg:width="0.756cm" svg:height="0.645cm" svg:x="13.659cm" svg:y="2.345cm">
          <draw:text-box>
            <text:p><text:span text:style-name="T5">N</text:span></text:p>
          </draw:text-box>
        </draw:frame>
        <draw:frame draw:style-name="gr24" draw:text-style-name="P8" draw:layer="layout" svg:width="0.756cm" svg:height="0.645cm" svg:x="11.708cm" svg:y="8.004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21.431cm" svg:y="5.084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3.626cm" svg:y="4.167cm">
          <draw:text-box>
            <text:p><text:span text:style-name="T5">N</text:span></text:p>
          </draw:text-box>
        </draw:frame>
        <draw:frame draw:style-name="gr10" draw:text-style-name="P8" draw:layer="layout" svg:width="0.756cm" svg:height="0.645cm" svg:x="10.12cm" svg:y="3.373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9.651cm" svg:y="17.72cm">
          <draw:text-box>
            <text:p><text:span text:style-name="T5">N</text:span></text:p>
          </draw:text-box>
        </draw:frame>
        <draw:frame draw:style-name="gr8" draw:text-style-name="P8" draw:layer="layout" svg:width="0.756cm" svg:height="0.645cm" svg:x="17.86cm" svg:y="13.526cm">
          <draw:text-box>
            <text:p><text:span text:style-name="T5">N</text:span></text:p>
          </draw:text-box>
        </draw:frame>
        <draw:frame draw:style-name="gr11" draw:text-style-name="P8" draw:layer="layout" svg:width="0.697cm" svg:height="0.645cm" svg:x="1.985cm" svg:y="16.569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1.985cm" svg:y="16.569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1.985cm" svg:y="16.569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23.018cm" svg:y="2.325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17.199cm" svg:y="7.275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24.342cm" svg:y="18.123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12.536cm" svg:y="5.324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19.414cm" svg:y="3.241cm">
          <draw:text-box>
            <text:p><text:span text:style-name="T5">1</text:span></text:p>
          </draw:text-box>
        </draw:frame>
        <draw:frame draw:style-name="gr11" draw:text-style-name="P8" draw:layer="layout" svg:width="0.697cm" svg:height="0.645cm" svg:x="4.564cm" svg:y="2.877cm">
          <draw:text-box>
            <text:p><text:span text:style-name="T5">1</text:span></text:p>
          </draw:text-box>
        </draw:frame>
        <draw:rect draw:style-name="gr3" draw:text-style-name="P3" draw:layer="layout" svg:width="2.91cm" svg:height="0.827cm" svg:x="17.78cm" svg:y="5.756cm">
          <text:p text:style-name="P5"><text:span text:style-name="T5">Tipo</text:span></text:p>
        </draw:rect>
        <draw:rect draw:style-name="gr1" draw:text-style-name="P2" xml:id="id43" draw:id="id43" draw:layer="layout" svg:width="2.91cm" svg:height="1.255cm" svg:x="17.813cm" svg:y="6.583cm">
          <text:p text:style-name="P1"><text:span text:style-name="T1">Cod_Tip</text:span></text:p>
          <text:p text:style-name="P1"><text:span text:style-name="T2">Nom_Tip</text:span></text:p>
        </draw:rect>
        <draw:custom-shape draw:style-name="gr25" draw:text-style-name="P4" xml:id="id42" draw:id="id42" draw:layer="layout" svg:width="2.58cm" svg:height="1.622cm" svg:x="14.72cm" svg:y="4.926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line-skew="0.229cm" svg:x1="13.791cm" svg:y1="4.017cm" svg:x2="14.72cm" svg:y2="5.737cm" draw:start-shape="id24" draw:start-glue-point="1" draw:end-shape="id42" draw:end-glue-point="5" svg:d="M13791 4017h694v1720h235" svg:viewBox="0 0 930 1721">
          <text:p/>
        </draw:connector>
        <draw:connector draw:style-name="gr4" draw:text-style-name="P5" draw:layer="layout" svg:x1="16.01cm" svg:y1="6.548cm" svg:x2="17.813cm" svg:y2="7.21cm" draw:start-shape="id42" draw:start-glue-point="6" draw:end-shape="id43" draw:end-glue-point="3" svg:d="M16010 6548v662h1803" svg:viewBox="0 0 1804 663">
          <text:p/>
        </draw:connector>
        <draw:custom-shape draw:style-name="gr25" draw:text-style-name="P4" xml:id="id44" draw:id="id44" draw:layer="layout" svg:width="2.58cm" svg:height="1.622cm" svg:x="24.02cm" svg:y="2.895cm">
          <text:p text:style-name="P3"><text:span text:style-name="T5">Pertene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21.549cm" svg:y1="5.161cm" svg:x2="25.31cm" svg:y2="4.517cm" draw:start-shape="id28" draw:start-glue-point="2" draw:end-shape="id44" draw:end-glue-point="6" svg:d="M21549 5161v501h3761v-1145" svg:viewBox="0 0 3762 1146">
          <text:p/>
        </draw:connector>
        <draw:connector draw:style-name="gr5" draw:text-style-name="P5" draw:layer="layout" svg:x1="23.011cm" svg:y1="2.266cm" svg:x2="25.31cm" svg:y2="2.895cm" draw:start-shape="id45" draw:start-glue-point="1" draw:end-shape="id44" draw:end-glue-point="4" svg:d="M23011 2266h2299v629" svg:viewBox="0 0 2300 630">
          <text:p/>
        </draw:connector>
        <draw:frame draw:style-name="gr13" draw:text-style-name="P8" draw:layer="layout" svg:width="1.37cm" svg:height="0.645cm" svg:x="24.2cm" svg:y="1.744cm">
          <draw:text-box>
            <text:p><text:span text:style-name="T5">Tiene</text:span></text:p>
          </draw:text-box>
        </draw:frame>
        <draw:frame draw:style-name="gr14" draw:text-style-name="P8" draw:layer="layout" svg:width="2.102cm" svg:height="0.645cm" svg:x="23.538cm" svg:y="5.526cm">
          <draw:text-box>
            <text:p text:style-name="P5"><text:span text:style-name="T5">Pertenece</text:span></text:p>
          </draw:text-box>
        </draw:frame>
        <draw:line draw:style-name="gr26" draw:text-style-name="P6" draw:layer="layout" svg:x1="11.51cm" svg:y1="6.35cm" svg:x2="13.207cm" svg:y2="6.504cm">
          <text:p text:style-name="P5"><text:span text:style-name="T5">ID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talina </meta:initial-creator>
    <meta:creation-date>2012-06-17T20:45:00.78</meta:creation-date>
    <dc:date>2025-01-14T12:26:15.793000000</dc:date>
    <meta:editing-duration>P2DT7H31M28S</meta:editing-duration>
    <meta:editing-cycles>8</meta:editing-cycles>
    <meta:generator>LibreOffice/24.2.4.2$Windows_X86_64 LibreOffice_project/51a6219feb6075d9a4c46691dcfe0cd9c4fff3c2</meta:generator>
    <meta:document-statistic meta:object-count="141"/>
  </office:meta>
</office:document-meta>
</file>